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5pt" style:font-size-asian="15pt" style:font-size-complex="15pt"/>
    </style:style>
    <style:style style:name="T1" style:family="text">
      <style:text-properties officeooo:rsid="001ec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0"/>Assignment 03</text:p>
      <text:p text:style-name="Standard"/>
      <text:p text:style-name="P3">1) Does ANSI recognize the data type DATE?</text:p>
      <text:p text:style-name="P2">Ans:- Yes, ANSI SQL does recognize the DATE data type. The DATE data type is</text:p>
      <text:p text:style-name="P2">used to store date values including year, month, and day. The format is typically</text:p>
      <text:p text:style-name="P2">'YYYY-MM-DD'.</text:p>
      <text:p text:style-name="P2"/>
      <text:p text:style-name="P2">2)Which subdivision of SQL is used to insert values in tables?</text:p>
      <text:p text:style-name="P2">Ans:- DML (Data Manipulation Language ) Subdivision of SQL is used to</text:p>
      <text:p text:style-name="P2">insert values in tab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35:56.987476197</meta:creation-date>
    <dc:date>2024-04-02T17:37:17.681623838</dc:date>
    <meta:editing-duration>PT1M21S</meta:editing-duration>
    <meta:editing-cycles>1</meta:editing-cycles>
    <meta:document-statistic meta:table-count="0" meta:image-count="0" meta:object-count="0" meta:page-count="1" meta:paragraph-count="8" meta:word-count="67" meta:character-count="420" meta:non-whitespace-character-count="321"/>
    <meta:generator>LibreOffice/7.3.7.2$Linux_X86_64 LibreOffice_project/30$Build-2</meta:generator>
  </office:meta>
</office:document-meta>
</file>